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3458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2.2306in" style:rel-column-width="21845*"/>
    </style:style>
    <style:style style:name="Table2.B" style:family="table-column">
      <style:table-column-properties style:column-width="2.2306in" style:rel-column-width="21844*"/>
    </style:style>
    <style:style style:name="Table2.C" style:family="table-column">
      <style:table-column-properties style:column-width="2.2306in" style:rel-column-width="2184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none" fo:border-right="none" fo:border-top="0.0007in solid #000000" fo:border-bottom="0.0007in solid #000000"/>
    </style:style>
    <style:style style:name="Table2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none" fo:border-right="none" fo:border-top="none" fo:border-bottom="0.0007in solid #000000"/>
    </style:style>
    <style:style style:name="Table2.C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My_20_New_20_Style">
      <style:text-properties style:font-name="Verdana"/>
    </style:style>
    <style:style style:name="P3" style:family="paragraph" style:parent-style-name="Standard">
      <style:text-properties style:font-name="Times New Roman" fo:font-size="18pt" style:font-size-asian="18pt" style:font-size-complex="18pt"/>
    </style:style>
    <style:style style:name="P4" style:family="paragraph" style:parent-style-name="Standard">
      <style:text-properties style:font-name="Courier New1" fo:font-size="18pt" style:font-size-asian="18pt" style:font-size-complex="18pt"/>
    </style:style>
    <style:style style:name="T1" style:family="text">
      <style:text-properties style:font-name="Verdana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\lx \tx" text:name="LTc_SFM_Markers"/>
        <text:user-field-decl office:value-type="string" office:string-value="&lt;No converter&gt;" text:name="LTc_ConverterName"/>
        <text:user-field-decl office:value-type="string" office:string-value="0" text:name="LTc_ConvDirectionFw"/>
        <text:user-field-decl office:value-type="string" office:string-value="0" text:name="LTc_ConvNormalize"/>
        <text:user-field-decl office:value-type="string" office:string-value="Font" text:name="LTc_WhichScope"/>
        <text:user-field-decl office:value-type="string" office:string-value="ParaStyle" text:name="LTc_WhichTarget"/>
        <text:user-field-decl office:value-type="string" office:string-value="1" text:name="LTc_PreserveFormatting"/>
        <text:user-field-decl office:value-type="string" office:string-value="My Old Style" text:name="LTc_ScopeStyle"/>
        <text:user-field-decl office:value-type="string" office:string-value="Courier New" text:name="LTc_ScopeFont"/>
        <text:user-field-decl office:value-type="string" office:string-value="My New Style" text:name="LTc_TargetParaStyle"/>
        <text:user-field-decl office:value-type="string" office:string-value="&amp;259.DlgDataConversion.cmbxTargetCharStyle.Text" text:name="LTc_TargetCharStyle"/>
      </text:user-field-decls>
      <text:p text:style-name="P1"/>
      <text:p text:style-name="P1">hi ther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how</text:p>
          </table:table-cell>
          <table:table-cell table:style-name="Table1.B1" office:value-type="string">
            <text:p text:style-name="P1">are</text:p>
          </table:table-cell>
        </table:table-row>
        <table:table-row>
          <table:table-cell table:style-name="Table1.A2" office:value-type="string">
            <text:p text:style-name="P1">you</text:p>
          </table:table-cell>
          <table:table-cell table:style-name="Table1.B2" office:value-type="string">
            <text:p text:style-name="P1">today</text:p>
          </table:table-cell>
        </table:table-row>
        <table:table-row>
          <table:table-cell table:style-name="Table1.A2" office:value-type="string">
            <text:p text:style-name="P1">I</text:p>
          </table:table-cell>
          <table:table-cell table:style-name="Table1.B2" office:value-type="string">
            <text:p text:style-name="P1">am</text:p>
          </table:table-cell>
        </table:table-row>
        <table:table-row>
          <table:table-cell table:style-name="Table1.A2" office:value-type="string">
            <text:p text:style-name="P1">fine</text:p>
          </table:table-cell>
          <table:table-cell table:style-name="Table1.B2" office:value-type="string">
            <text:p text:style-name="P1">thank</text:p>
          </table:table-cell>
        </table:table-row>
        <table:table-row>
          <table:table-cell table:style-name="Table1.A2" office:value-type="string">
            <text:p text:style-name="P1">you</text:p>
          </table:table-cell>
          <table:table-cell table:style-name="Table1.B2" office:value-type="string">
            <text:p text:style-name="P1"/>
          </table:table-cell>
        </table:table-row>
      </table:table>
      <text:p text:style-name="P1"/>
      <text:p text:style-name="P1">almost the end</text:p>
      <text:p text:style-name="P1"/>
      <text:p text:style-name="P1">the end</text:p>
      <text:p text:style-name="P2"/>
      <text:p text:style-name="Standard"><text:span text:style-name="T1">The old style is Verdana</text:span>.</text:p>
      <text:p text:style-name="My_20_New_20_Style">The new style is Arial Black, upper case.</text:p>
      <text:p text:style-name="My_20_New_20_Style"/>
      <text:p text:style-name="My_20_New_20_Style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ego</text:p>
          </table:table-cell>
          <table:table-cell table:style-name="Table2.B1" office:value-type="string">
            <text:p text:style-name="P4">eimi</text:p>
          </table:table-cell>
          <table:table-cell table:style-name="Table2.C1" office:value-type="string">
            <text:p text:style-name="P4">Jim</text:p>
          </table:table-cell>
        </table:table-row>
        <table:table-row>
          <table:table-cell table:style-name="Table2.A2" office:value-type="string">
            <text:p text:style-name="P4"><text:span text:style-name="T2">[</text:span><text:span text:style-name="T5">ego</text:span><text:span text:style-name="T2">]</text:span></text:p>
            <text:p text:style-name="Standard">I</text:p>
          </table:table-cell>
          <table:table-cell table:style-name="Table2.B2" office:value-type="string">
            <text:p text:style-name="P4"><text:span text:style-name="T3">[</text:span><text:span text:style-name="T5">ei-mi</text:span><text:span text:style-name="T3">]</text:span></text:p>
            <text:p text:style-name="Standard">am</text:p>
          </table:table-cell>
          <table:table-cell table:style-name="Table2.C2" office:value-type="string">
            <text:p text:style-name="P4">Jim</text:p>
            <text:p text:style-name="Standard">Jim</text:p>
          </table:table-cell>
        </table:table-row>
      </table:table>
      <text:p text:style-name="My_20_New_20_Style"/>
      <text:p text:style-name="My_20_Old_20_Style">ego</text:p>
      <text:p text:style-name="Standard">I</text:p>
      <text:p text:style-name="P4"><text:span text:style-name="T2">[</text:span><text:span text:style-name="T5">ego</text:span><text:span text:style-name="T2">]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y_20_New_20_Style" style:display-name="My New Style" style:family="paragraph" style:parent-style-name="Standard">
      <style:text-properties style:font-name="Arial Black"/>
    </style:style>
    <style:style style:name="My_20_Old_20_Style" style:display-name="My Old Style" style:family="paragraph" style:parent-style-name="Standard">
      <style:text-properties fo:color="#800000" style:font-name="Courier New" fo:font-size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5M59S</meta:editing-duration>
    <meta:editing-cycles>11</meta:editing-cycles>
    <meta:generator>OpenOffice.org/3.2$Win32 OpenOffice.org_project/320m18$Build-9502</meta:generator>
    <dc:date>2010-08-04T12:30:05.11</dc:date>
    <dc:creator>Jim Kornelsen</dc:creator>
    <meta:document-statistic meta:table-count="2" meta:image-count="0" meta:object-count="0" meta:page-count="1" meta:paragraph-count="26" meta:word-count="41" meta:character-count="164"/>
    <meta:user-defined meta:name="Info 1"/>
    <meta:user-defined meta:name="Info 2"/>
    <meta:user-defined meta:name="Info 3"/>
    <meta:user-defined meta:name="Info 4"/>
  </office:meta>
</office:document-meta>
</file>